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4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September 4, 1892./</text:p>
      <text:p text:style-name="P2">Honorable Joseph Blumenthal,/</text:p>
      <text:p text:style-name="P2"><text:tab/>My dear Sir:/</text:p>
      <text:p text:style-name="P2"><text:tab/><text:tab/>I have just written to Dr. Friedenwald,/ and suggested that David Levine, the applicant, might call at/ your office at 1 p.m. and be directed by you how to proceed./</text:p>
      <text:p text:style-name="P2"><text:tab/>I mentioned to Dr. Drachman that I/ would write the lad to receive instruction, if possible, in the/ Junior class. <text:s/>I will supplement the arrangement made today, by/ sending a list of what I consider advisable to be studied out of/ certain books. <text:s/>Before I left, I heard that Dr. Lieberman feels/ indisposed to resume. <text:s/>Should that be a fact, I think that the/ Junior class, at all events, could study Talmud with Mr. Speaker/ till after the holidays, when we may supply the vacancy otherwise./</text:p>
      <text:p text:style-name="P2"><text:soft-page-break/><text:tab/>Yours truly,/ S. Morai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4:33:25.10</meta:creation-date>
    <dc:date>2011-12-06T14:38:49.10</dc:date>
    <dc:creator>Penn Libraries</dc:creator>
    <meta:editing-duration>PT00H05M2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298" meta:character-count="2058"/>
  </office:meta>
</office:document-meta>
</file>